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language="it" fo:country="IT" style:text-underline-style="none" fo:font-weight="normal" style:font-weight-asian="normal" style:font-weight-complex="normal"/>
    </style:style>
    <style:style style:name="P3" style:family="paragraph" style:parent-style-name="Standard">
      <style:text-properties fo:language="it" fo:country="IT" style:text-underline-style="none" fo:font-weight="bold" style:font-weight-asian="bold" style:font-weight-complex="bold"/>
    </style:style>
    <style:style style:name="P4" style:family="paragraph" style:parent-style-name="Standard">
      <style:text-properties fo:language="it" fo:country="IT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language="it" fo:country="IT" style:text-underline-style="none" fo:font-weight="bold" style:font-weight-asian="bold" style:font-weight-complex="bold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language="it" fo:country="IT"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CT</text:p>
      <text:p text:style-name="P2"/>
      <text:p text:style-name="P2">Questo costrutto permette di aggregare dati anche di tipo differente, andando a definire nuove tipologie di dato:</text:p>
      <text:p text:style-name="P2"/>
      <text:p text:style-name="P3"><text:tab/>struct studente{</text:p>
      <text:p text:style-name="P3"><text:tab/><text:tab/>char nome[100], cognome[100];</text:p>
      <text:p text:style-name="P3"><text:tab/><text:tab/>unsigned long matricola;</text:p>
      <text:p text:style-name="P3"><text:tab/>};</text:p>
      <text:p text:style-name="P2"/>
      <text:p text:style-name="P2">I <text:span text:style-name="T1">singoli componenti</text:span> della struct si chiamano <text:span text:style-name="T1">elementi</text:span> o <text:span text:style-name="T1">membri</text:span>. Una volta definita la struct, si crea un nuovo tipo di dato con il quale è possibile definire una variabile di questo tipo:</text:p>
      <text:p text:style-name="P2"/>
      <text:p text:style-name="P2"><text:tab/><text:span text:style-name="T1">struct studente a, b, *c;</text:span></text:p>
      <text:p text:style-name="P2"/>
      <text:p text:style-name="P2">Per accedere ai singoli elementi si utilizza il “.” per le variabili e “-&gt;” per i puntatori.</text:p>
      <text:p text:style-name="P2">E’ possibile effettuare l’inizializzazione come con gli array e ciò che viene lasciato vuoto prende il valore 0: <text:span text:style-name="T1">struct studente a={“Gino”, “Pilotino”, 12345};</text:span></text:p>
      <text:p text:style-name="P2"/>
      <text:p text:style-name="P2">Le struct possono contenere anche altre struct:</text:p>
      <text:p text:style-name="P2"/>
      <text:p text:style-name="P3"><text:tab/>struct anagrafica{</text:p>
      <text:p text:style-name="P3"><text:tab/><text:tab/>char nome [100], cognome[100];</text:p>
      <text:p text:style-name="P3"><text:tab/><text:tab/>int giorno, anno, mese;</text:p>
      <text:p text:style-name="P3"><text:tab/>};</text:p>
      <text:p text:style-name="P3"><text:tab/></text:p>
      <text:p text:style-name="P3"><text:tab/>struct studente{</text:p>
      <text:p text:style-name="P3"><text:tab/><text:tab/>struct anagrafica dati;</text:p>
      <text:p text:style-name="P3"><text:tab/><text:tab/>char matricola[12];</text:p>
      <text:p text:style-name="P3"><text:tab/>};</text:p>
      <text:p text:style-name="P6"/>
      <text:p text:style-name="P2"><text:span text:style-name="T2">BIT FIELDS</text:span></text:p>
      <text:p text:style-name="P1"/>
      <text:p text:style-name="P2">Le struct vengono anche utilizzate per impacchettare una serie di bit. (Bit Fields) Possiamo anche settare il numero di bit utilizzabile da ogni componente della struct.</text:p>
      <text:p text:style-name="P2"/>
      <text:p text:style-name="P2">Si usa lo stesso unsigned type per ognuno:</text:p>
      <text:p text:style-name="P2"/>
      <text:p text:style-name="P2">struct printer {</text:p>
      <text:p text:style-name="P2"><text:tab/>unsigned int status : 2;</text:p>
      <text:p text:style-name="P2"><text:tab/>unsigned int data: 8;</text:p>
      <text:p text:style-name="P2"><text:tab/>unsigned int paper: 2;</text:p>
      <text:p text:style-name="P2"><text:tab/>unsigned int error: 4;</text:p>
      <text:p text:style-name="P2">};</text:p>
      <text:p text:style-name="P2"/>
      <text:p text:style-name="P2">----------------------------------------------------------------------------------------------------------------------------</text:p>
      <text:p text:style-name="P2"/>
      <text:p text:style-name="P2"/>
      <text:p text:style-name="P1"/>
      <text:p text:style-name="P1"><text:soft-page-break/>UNION</text:p>
      <text:p text:style-name="P2"/>
      <text:p text:style-name="P2">Stessa sintassi della struct ma tutti gli elementi vengono sovrapposti in memoria(quindi se uso un elemento non posso utilizzare gli altri) solitamente si usa per definire le costanti.</text:p>
      <text:p text:style-name="P2"/>
      <text:p text:style-name="P2">- Sistemi embedded</text:p>
      <text:p text:style-name="P2">- Gestione HW</text:p>
      <text:p text:style-name="P2">- Flessibilità</text:p>
      <text:p text:style-name="P2"/>
      <text:p text:style-name="P2"><text:span text:style-name="T2">ENUM</text:span>: Utilizzato per definire costanti multipl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28T12:04:11.084441849</meta:creation-date>
    <dc:date>2024-12-11T22:08:32.39</dc:date>
    <meta:editing-duration>PT2H15M32S</meta:editing-duration>
    <meta:editing-cycles>31</meta:editing-cycles>
    <meta:generator>OpenOffice/4.1.15$Win32 OpenOffice.org_project/4115m2$Build-9813</meta:generator>
    <dc:creator>Alessandro Pedrazzi</dc:creator>
    <meta:document-statistic meta:table-count="0" meta:image-count="0" meta:object-count="0" meta:page-count="2" meta:paragraph-count="36" meta:word-count="232" meta:character-count="1591"/>
  </office:meta>
</office:document-meta>
</file>